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officeooo:paragraph-rsid="00069389"/>
    </style:style>
    <style:style style:name="P2" style:family="paragraph" style:parent-style-name="Standard">
      <style:paragraph-properties fo:text-align="end" style:justify-single-word="false"/>
      <style:text-properties officeooo:rsid="00069389" officeooo:paragraph-rsid="0006938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9389" officeooo:paragraph-rsid="0006938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69389" officeooo:paragraph-rsid="00069389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2pt" style:text-underline-style="none" officeooo:rsid="0009befa" officeooo:paragraph-rsid="0009befa" style:font-size-asian="10.5pt" style:font-size-complex="12pt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rsid="00069389" officeooo:paragraph-rsid="00069389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1"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069389" officeooo:paragraph-rsid="00069389" style:font-weight-asian="bold" style:font-weight-complex="bold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08120c" officeooo:paragraph-rsid="0008120c" style:font-weight-asian="bold" style:font-weight-complex="bold"/>
    </style:style>
    <style:style style:name="P1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09befa" officeooo:paragraph-rsid="0009befa" style:font-weight-asian="bold" style:font-weight-complex="bold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fo:font-weight="bold" officeooo:rsid="0009befa" officeooo:paragraph-rsid="0009befa" style:font-weight-asian="bold" style:font-weight-complex="bold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fo:font-weight="normal" officeooo:rsid="00069389" officeooo:paragraph-rsid="00069389" style:font-weight-asian="normal" style:font-weight-complex="normal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fo:font-weight="normal" officeooo:rsid="00069389" officeooo:paragraph-rsid="0008120c" style:font-weight-asian="normal" style:font-weight-complex="normal"/>
    </style:style>
    <style:style style:name="P1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fo:font-weight="normal" officeooo:rsid="0008120c" officeooo:paragraph-rsid="0008120c" style:font-weight-asian="normal" style:font-weight-complex="normal"/>
    </style:style>
    <style:style style:name="P1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fo:font-weight="normal" officeooo:rsid="0009befa" officeooo:paragraph-rsid="0009befa" style:font-weight-asian="normal" style:font-weight-complex="normal"/>
    </style:style>
    <style:style style:name="P16" style:family="paragraph" style:parent-style-name="Text_20_body">
      <style:paragraph-properties fo:margin-left="0.4925in" fo:margin-right="0in" fo:text-align="start" style:justify-single-word="false" fo:orphans="2" fo:widows="2" fo:text-indent="0in" style:auto-text-indent="false"/>
      <style:text-properties style:text-underline-style="none" fo:font-weight="normal" officeooo:rsid="0009befa" officeooo:paragraph-rsid="0009befa" style:font-weight-asian="normal" style:font-weight-complex="normal"/>
    </style:style>
    <style:style style:name="P17" style:family="paragraph" style:parent-style-name="Text_20_body">
      <style:paragraph-properties fo:margin-left="0.4925in" fo:margin-right="0in" fo:text-align="start" style:justify-single-word="false" fo:orphans="2" fo:widows="2" fo:text-indent="0in" style:auto-text-indent="false"/>
      <style:text-properties style:text-underline-style="none" fo:font-weight="bold" officeooo:rsid="0009befa" officeooo:paragraph-rsid="0009befa" style:font-weight-asian="bold" style:font-weight-complex="bold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style:font-name="Liberation Serif1" fo:font-size="12pt" fo:letter-spacing="normal" fo:font-style="normal" officeooo:rsid="00069389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a5bf9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8120c"/>
    </style:style>
    <style:style style:name="T8" style:family="text">
      <style:text-properties officeooo:rsid="0009befa"/>
    </style:style>
    <style:style style:name="T9" style:family="text">
      <style:text-properties officeooo:rsid="000a5b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rszawa, 31.03.2017r.</text:p>
      <text:p text:style-name="P4">Techniki Kompilacji – dokumentacja wstępna</text:p>
      <text:p text:style-name="P5">Konrad Kaproń</text:p>
      <text:p text:style-name="P3">Treść zadania:</text:p>
      <text:h text:style-name="P1" text:outline-level="4"><text:span text:style-name="T2">Opis struktur binarnych</text:span></text:h>
      <text:p text:style-name="P7"><text:span text:style-name="T1">Język deklaratywny opisujący struktury binarne (z możliwą dokładnością do pojedynczych bitów). Projekt powinien umożliwiać zakodowanie i zdekodowanie dowolnej opisanej struktury i prezentację jej w wybranym formacie. Powinno być możliwe zdefiniowanie pól zależnych - np. pole Length i Contents.</text:span></text:p>
      <text:p text:style-name="P7"><text:span text:style-name="T1"/></text:p>
      <text:p text:style-name="P6"><text:span text:style-name="T3">Składnia:<text:line-break/></text:span><text:span text:style-name="T4"><text:tab/>letter<text:tab/><text:tab/>= ‘a..z’ | ‘A..Z’</text:span></text:p>
      <text:p text:style-name="P6"><text:span text:style-name="T4"><text:tab/>digit<text:tab/><text:tab/>= ‘0..9’</text:span></text:p>
      <text:p text:style-name="P6"><text:span text:style-name="T4"><text:tab/></text:span><text:span text:style-name="T5">seq<text:tab/><text:tab/>= { letter | digit } { seq }</text:span></text:p>
      <text:p text:style-name="P6"><text:span text:style-name="T4"><text:tab/></text:span>ident<text:tab/><text:tab/>= letter { <text:span text:style-name="T9">seq </text:span>}</text:p>
      <text:p text:style-name="P6"><text:tab/>intconst<text:tab/>= digit { intconst }</text:p>
      <text:p text:style-name="P6"><text:tab/>comment<text:tab/>= # …\n</text:p>
      <text:p text:style-name="P6"/>
      <text:p text:style-name="P6"><text:tab/>data<text:tab/><text:tab/>= ( structid | unionid | declaration ) { data }</text:p>
      <text:p text:style-name="P6"><text:tab/>intvalue<text:tab/>= intconst | ( ident { arrayid } )</text:p>
      <text:p text:style-name="P6"><text:tab/>arrayid<text:tab/><text:tab/>= '[' intvalue ']'</text:p>
      <text:p text:style-name="P6"><text:tab/>rangeid<text:tab/>= '(' intvalue ')'</text:p>
      <text:p text:style-name="P6"><text:tab/>type<text:tab/><text:tab/>= 'int' { rangeid } | ident</text:p>
      <text:p text:style-name="P6"><text:tab/>declaration<text:tab/>= type { arrayid } { ident } ';'</text:p>
      <text:p text:style-name="P6"><text:tab/>structid<text:tab/>= 'struct' ident '{' data '}' ';'</text:p>
      <text:p text:style-name="P6"><text:tab/>unionid<text:tab/>= 'union' rangeid ident '{' caseblock { 'default' '{' data '}' } '}' ';'</text:p>
      <text:p text:style-name="P6"><text:tab/>caseblock<text:tab/>= 'case' rangeid '{' data '}' { caseblock }</text:p>
      <text:p text:style-name="P6"/>
      <text:p text:style-name="P8">Sposób uruchomienia:</text:p>
      <text:p text:style-name="P12"><text:tab/>Possible options:</text:p>
      <text:p text:style-name="P12"><text:tab/><text:tab/>-h [ --help ]<text:tab/><text:tab/><text:tab/>Prints this message</text:p>
      <text:p text:style-name="P12"><text:tab/><text:tab/>-d [ --datafile ] arg<text:tab/><text:tab/>Path to file with data declaration</text:p>
      <text:p text:style-name="P13"><text:tab/><text:tab/>-b [ --binfile ] arg<text:tab/><text:tab/>Path to file with binary data</text:p>
      <text:p text:style-name="P13"><text:tab/><text:tab/>-t [ --test ] [=arg(=1)] (=0)<text:tab/>Produce output more suitable for tests</text:p>
      <text:p text:style-name="P13"/>
      <text:p text:style-name="P13"><text:tab/><text:span text:style-name="T7">Zasadniczo, program dostaje z linii poleceń ścieżki do pliku z deklaracją danych, oraz do pliku binarnego, który stara się odczytać jako zawierający te dane. Jeśli w trakcie parsowania nie napotka błędu, wypisze odczytane dane wraz z wartościami z pliku binarnego. W przeciwnym przypadku, przerwie parsowanie i poda komunikat błędu.</text:span></text:p>
      <text:p text:style-name="P13"><text:tab/><text:span text:style-name="T7">Przykładowe poprawne wyjście programu:</text:span></text:p>
      <text:p text:style-name="P14">Kappa:</text:p>
      <text:p text:style-name="P14">int (1)[1] <text:s/>= {1}</text:p>
      <text:p text:style-name="P14">Keepo:</text:p>
      <text:p text:style-name="P14">bool:</text:p>
      <text:p text:style-name="P14">int (1)[1] <text:s/>= {0}</text:p>
      <text:p text:style-name="P14">int (16)[1] val = {3}</text:p>
      <text:p text:style-name="P14"><text:tab/></text:p>
      <text:p text:style-name="P14"><text:tab/>Przykładowy komunikat błędu:</text:p>
      <text:p text:style-name="P14"><text:soft-page-break/>Error at line 2: asdf was not declared, got: 'asdf'</text:p>
      <text:p text:style-name="P14"/>
      <text:p text:style-name="P9">Projekt realizacji:</text:p>
      <text:p text:style-name="P14"><text:span text:style-name="T8"><text:tab/>- Klasa czytająca plik z danymi, rozpoznająca tokeny i zwracająca je jeden po drugim;</text:span></text:p>
      <text:p text:style-name="P15"><text:tab/>- Klasa czytająca plik binarny, dbająca o poprawne odczytanie danych o nieustandaryzowanych rozmiarach;</text:p>
      <text:p text:style-name="P15"><text:tab/>- Klasa sprawdzająca kolejność wczytywanych tokenów, budująca struktury danych i wypełniająca je wartościami;</text:p>
      <text:p text:style-name="P14"/>
      <text:p text:style-name="P10">Przykłady testowe:</text:p>
      <text:p text:style-name="P11">1:</text:p>
      <text:p text:style-name="P16">struct Kappa {</text:p>
      <text:p text:style-name="P16"><text:tab/>int(1);</text:p>
      <text:p text:style-name="P16">}; #This is a comment</text:p>
      <text:p text:style-name="P16"/>
      <text:p text:style-name="P16">struct Keepo {</text:p>
      <text:p text:style-name="P16"><text:tab/>Kappa bool;</text:p>
      <text:p text:style-name="P16"><text:tab/>int(16) val;</text:p>
      <text:p text:style-name="P16">};</text:p>
      <text:p text:style-name="P11">2:</text:p>
      <text:p text:style-name="P15"><text:tab/>int; #propably the simplest one you can make</text:p>
      <text:p text:style-name="P11">3:</text:p>
      <text:p text:style-name="P17"><text:span text:style-name="T6">struct Kappa {</text:span></text:p>
      <text:p text:style-name="P17"><text:span text:style-name="T6"><text:tab/>int value;</text:span></text:p>
      <text:p text:style-name="P17"><text:span text:style-name="T6"><text:tab/>union(value) Keepo {</text:span></text:p>
      <text:p text:style-name="P17"><text:span text:style-name="T6"><text:tab/><text:tab/>case(1){</text:span></text:p>
      <text:p text:style-name="P17"><text:span text:style-name="T6"><text:tab/><text:tab/><text:tab/>int(16);</text:span></text:p>
      <text:p text:style-name="P17"><text:span text:style-name="T6"><text:tab/><text:tab/>}</text:span></text:p>
      <text:p text:style-name="P17"><text:span text:style-name="T6"><text:tab/><text:tab/>case(2){</text:span></text:p>
      <text:p text:style-name="P17"><text:span text:style-name="T6"><text:tab/><text:tab/><text:tab/>int(32);</text:span></text:p>
      <text:p text:style-name="P17"><text:span text:style-name="T6"><text:tab/><text:tab/>}</text:span></text:p>
      <text:p text:style-name="P17"><text:span text:style-name="T6"><text:tab/><text:tab/>default{</text:span></text:p>
      <text:p text:style-name="P17"><text:span text:style-name="T6"><text:tab/><text:tab/><text:tab/>int(64);</text:span></text:p>
      <text:p text:style-name="P17"><text:span text:style-name="T6"><text:tab/><text:tab/>}</text:span></text:p>
      <text:p text:style-name="P17"><text:span text:style-name="T6"><text:tab/>};</text:span></text:p>
      <text:p text:style-name="P17"><text:span text:style-name="T6">};</text:span></text:p>
      <text:p text:style-name="P11">4:</text:p>
      <text:p text:style-name="P11"><text:span text:style-name="T6"><text:tab/>struct Kappa {</text:span></text:p>
      <text:p text:style-name="P15"><text:tab/><text:tab/>int(4) value;</text:p>
      <text:p text:style-name="P15"><text:tab/><text:tab/>int(16)[value] array;</text:p>
      <text:p text:style-name="P15"><text:tab/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3:20:15.040400396</meta:creation-date>
    <dc:date>2017-03-31T13:59:25.278009072</dc:date>
    <meta:editing-duration>PT11M35S</meta:editing-duration>
    <meta:editing-cycles>2</meta:editing-cycles>
    <meta:generator>LibreOffice/5.2.6.2$Linux_X86_64 LibreOffice_project/20$Build-2</meta:generator>
    <meta:document-statistic meta:table-count="0" meta:image-count="0" meta:object-count="0" meta:page-count="2" meta:paragraph-count="73" meta:word-count="400" meta:character-count="2409" meta:non-whitespace-character-count="2006"/>
  </office:meta>
</office:document-meta>
</file>